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223cm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FE / MT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Compte rendu semain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apport<text:tab/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K</text:p>
                <text:list>
                  <text:list-item>
                    <text:p>Introduction</text:p>
                  </text:list-item>
                  <text:list-item>
                    <text:p>Propositions scientifiques et techniques</text:p>
                    <text:list>
                      <text:list-item>
                        <text:p>Manque une preuve</text:p>
                      </text:list-item>
                    </text:list>
                  </text:list-item>
                  <text:list-item>
                    <text:p>Implémentations techniques</text:p>
                    <text:list>
                      <text:list-item>
                        <text:p>Manque investigation polygonale</text:p>
                      </text:list-item>
                    </text:list>
                  </text:list-item>
                  <text:list-item>
                    <text:p>Expérimentations, validations et évaluations</text:p>
                    <text:list>
                      <text:list-item>
                        <text:p text:style-name="P3">Manque investigation polygona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appor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À faire</text:p>
                <text:list>
                  <text:list-item>
                    <text:p>Etude bibliographique</text:p>
                  </text:list-item>
                  <text:list-item>
                    <text:p>Bilan personnel</text:p>
                  </text:list-item>
                  <text:list-item>
                    <text:p>Conclusion et perspectives</text:p>
                  </text:list-item>
                  <text:list-item>
                    <text:p>Resu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imulatio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À faire</text:p>
                <text:list>
                  <text:list-item>
                    <text:p>Tests investigation polygon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0:22:31.730834599</meta:creation-date>
    <meta:editing-duration>PT5M24S</meta:editing-duration>
    <meta:editing-cycles>5</meta:editing-cycles>
    <meta:generator>LibreOffice/6.4.7.2$Linux_X86_64 LibreOffice_project/40$Build-2</meta:generator>
    <dc:title>DNA</dc:title>
    <dc:date>2023-06-05T14:29:26.317224974</dc:date>
    <meta:document-statistic meta:object-count="38"/>
  </office:meta>
</office:document-meta>
</file>